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stroke="solid" draw:stroke-dash="Fine_20_Dashed" draw:marker-end="Rounded_20_short_20_Arrow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5cm" fo:min-width="12.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2.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1.9cm" svg:x="11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693cm" svg:y1="14cm" svg:x2="17.693cm" svg:y2="12.5cm">
          <text:p/>
        </draw:line>
        <draw:custom-shape draw:style-name="gr1" draw:text-style-name="P5" draw:layer="layout" svg:width="12.7cm" svg:height="2cm" svg:x="11cm" svg:y="14cm">
          <text:p text:style-name="P4">MultiCoun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1.9cm" svg:x="11cm" svg:y="17cm">
          <text:p text:style-name="P1">+MultiCounter(initialValue:int):MultiCounter</text:p>
          <text:p text:style-name="P1">+MultiIncrement(n:int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2.7cm" svg:height="2cm" svg:x="11cm" svg:y="6.5cm">
          <text:p text:style-name="P4">Coun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3cm" svg:x="11cm" svg:y="9.5cm">
          <text:p text:style-name="P1">+Counter(initialValue:int)</text:p>
          <text:p text:style-name="P1">+Increment()</text:p>
          <text:p text:style-name="P1">+&lt;&lt;get&gt;&gt;Value:int</text:p>
          <text:p text:style-name="P6">-&lt;&lt;set&gt;&gt;Value: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2.7cm" svg:height="1cm" svg:x="11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cm" svg:x="11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8M4S</meta:editing-duration>
    <meta:editing-cycles>16</meta:editing-cycles>
    <meta:generator>LibreOffice/6.4.6.2$Linux_X86_64 LibreOffice_project/40$Build-2</meta:generator>
    <dc:date>2021-03-06T16:17:52.405649879</dc:date>
    <meta:document-statistic meta:object-count="8"/>
  </office:meta>
</office:document-meta>
</file>